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2ebe4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02cm solid #000000">
        <style:background-image/>
      </style:table-cell-properties>
    </style:style>
    <style:style style:name="Table1.2" style:family="table-row">
      <style:table-row-properties style:min-row-height="1.199cm" style:keep-together="true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60afcc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P1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officeooo:paragraph-rsid="001fa3a2" style:font-size-asian="6pt" style:font-size-complex="6pt"/>
    </style:style>
    <style:style style:name="P21" style:family="paragraph" style:parent-style-name="Table_20_Contents">
      <style:text-properties style:font-name="Helvetica" fo:font-size="6pt" style:font-size-asian="5.25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style:font-name="Helvetica" fo:font-size="8pt" fo:font-weight="normal" officeooo:paragraph-rsid="001fa3a2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style:font-name="Helvetica" fo:font-size="8pt" officeooo:paragraph-rsid="001fa3a2" style:font-size-asian="8pt" style:font-size-complex="8pt"/>
    </style:style>
    <style:style style:name="P30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7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40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P41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P42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45" style:family="paragraph" style:parent-style-name="Standard">
      <style:text-properties fo:font-size="10pt" style:font-size-asian="8.75pt" style:font-size-complex="10pt"/>
    </style:style>
    <style:style style:name="P46" style:family="paragraph" style:parent-style-name="Standard">
      <style:text-properties fo:font-size="6pt" style:font-size-asian="5.25pt" style:font-size-complex="6pt"/>
    </style:style>
    <style:style style:name="P47" style:family="paragraph">
      <style:text-properties style:font-name="Helvetica" fo:font-size="10pt" style:font-size-asian="10pt" style:font-size-complex="10pt"/>
    </style:style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1">Cod. articolo</text:p>
            </table:table-cell>
            <table:table-cell table:style-name="Table1.A1" office:value-type="string">
              <text:p text:style-name="P31">Descrizione</text:p>
            </table:table-cell>
            <table:table-cell table:style-name="Table1.A1" office:value-type="string">
              <text:p text:style-name="P32">U.M.</text:p>
            </table:table-cell>
            <table:table-cell table:style-name="Table1.D1" office:value-type="string">
              <text:p text:style-name="P32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18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3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3"><text:placeholder text:placeholder-type="text">&lt;line.name or ''&gt;</text:placeholder></text:p>
                </table:table-cell>
                <table:table-cell table:style-name="Tabella1.A1" office:value-type="string">
                  <text:p text:style-name="P34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4"><text:placeholder text:placeholder-type="text">&lt;line.product_qty or ''&gt;</text:placeholder></text:p>
                </table:table-cell>
              </table:table-row>
            </table:table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87cm" style:rel-column-width="12027*"/>
    </style:style>
    <style:style style:name="Table3.B" style:family="table-column">
      <style:table-column-properties style:column-width="3.466cm" style:rel-column-width="11954*"/>
    </style:style>
    <style:style style:name="Table3.C" style:family="table-column">
      <style:table-column-properties style:column-width="2.45cm" style:rel-column-width="8450*"/>
    </style:style>
    <style:style style:name="Table3.D" style:family="table-column">
      <style:table-column-properties style:column-width="0.418cm" style:rel-column-width="1441*"/>
    </style:style>
    <style:style style:name="Table3.E" style:family="table-column">
      <style:table-column-properties style:column-width="3.286cm" style:rel-column-width="11334*"/>
    </style:style>
    <style:style style:name="Table3.F" style:family="table-column">
      <style:table-column-properties style:column-width="4.958cm" style:rel-column-width="17101*"/>
    </style:style>
    <style:style style:name="Table3.G" style:family="table-column">
      <style:table-column-properties style:column-width="0.937cm" style:rel-column-width="3228*"/>
    </style:style>
    <style:style style:name="Table3.1" style:family="table-row">
      <style:table-row-properties style:min-row-height="9.412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E1" style:family="table-cell">
      <style:table-cell-properties fo:padding="0cm" fo:border="none"/>
    </style:style>
    <style:style style:name="Table4" style:family="table">
      <style:table-properties style:width="9.181cm" table:align="margins"/>
    </style:style>
    <style:style style:name="Table4.A" style:family="table-column">
      <style:table-column-properties style:column-width="9.181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row-height="1.42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G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2cm" style:rel-column-width="16700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09cm" style:rel-column-width="6580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H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E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0.762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text-properties fo:font-size="8pt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20" style:family="paragraph">
      <style:text-properties style:font-name="Helvetica" fo:font-size="10pt" style:font-size-asian="10pt" style:font-size-complex="10pt"/>
    </style:style>
    <style:style style:name="MP21" style:family="paragraph">
      <style:paragraph-properties fo:text-align="center"/>
    </style:style>
    <style:style style:name="MP22" style:family="paragraph">
      <style:paragraph-properties fo:text-align="center"/>
      <style:text-properties style:font-name="Helvetica" fo:font-size="10pt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60afcc" style:font-size-asian="10pt" style:font-weight-asian="normal" style:font-size-complex="10pt" style:font-weight-complex="normal"/>
    </style:style>
    <style:style style:name="MP26" style:family="paragraph" style:parent-style-name="Table_20_Contents">
      <style:text-properties style:font-name="Helvetica" fo:font-size="6pt" style:font-size-asian="6pt" style:font-size-complex="6pt"/>
    </style:style>
    <style:style style:name="MP27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0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3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3" style:family="paragraph" style:parent-style-name="Standard">
      <style:text-properties fo:font-size="10pt" style:font-size-asian="8.75pt" style:font-size-complex="10pt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Helvetica" fo:font-size="6pt" officeooo:paragraph-rsid="001fa3a2" style:font-size-asian="6pt" style:font-size-complex="6pt"/>
    </style:style>
    <style:style style:name="MP39" style:family="paragraph" style:parent-style-name="Table_20_Contents">
      <style:text-properties style:font-name="Helvetica" fo:font-size="8pt" fo:font-weight="normal" officeooo:paragraph-rsid="001fa3a2" style:font-size-asian="8pt" style:font-weight-asian="normal" style:font-size-complex="8pt" style:font-weight-complex="normal"/>
    </style:style>
    <style:style style:name="MP40" style:family="paragraph" style:parent-style-name="Table_20_Contents">
      <style:text-properties style:font-name="Helvetica" fo:font-size="8pt" officeooo:paragraph-rsid="001fa3a2" style:font-size-asian="8pt" style:font-size-complex="8pt"/>
    </style:style>
    <style:style style:name="MP41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MP42" style:family="paragraph" style:parent-style-name="Table_20_Contents">
      <style:text-properties style:font-name="Helvetica" fo:font-size="6pt" style:font-size-asian="5.25pt" style:font-size-complex="6pt"/>
    </style:style>
    <style:style style:name="MP4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 table:style-name="Table3.1">
            <table:table-cell table:style-name="Table3.A1" table:number-columns-spanned="4" office:value-type="string">
              <text:p text:style-name="Table_20_Contents"><draw:frame draw:style-name="Mfr1" draw:name="image: asimage(company.logo)" text:anchor-type="paragraph" svg:width="4.715cm" svg:height="1.944cm" draw:z-index="2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covered-table-cell/>
            <table:table-cell table:style-name="Table3.E1" table:number-columns-spanned="3" office:value-type="string">
              <text:p text:style-name="MP10"><text:placeholder text:placeholder-type="text">&lt;o.partner_id and (setLang(o.partner_id.lang or 'en_US')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Destinatario</text:p>
                    <text:p text:style-name="MP11"/>
                    <text:p text:style-name="MP12"><text:placeholder text:placeholder-type="text">&lt;o.address_id and o.address_id.title and o.address_id.title.name or ''&gt;</text:placeholder> <text:placeholder text:placeholder-type="text">&lt;o.partner_id and o.partner_id.name or ''&gt;</text:placeholder></text:p>
                    <text:p text:style-name="MP13"><text:placeholder text:placeholder-type="text">&lt;o.partner_id and o.partner_id.address and o.partner_id.address[0].street or ''&gt;</text:placeholder></text:p>
                    <text:p text:style-name="MP13"><text:placeholder text:placeholder-type="text">&lt;o.partner_id and o.partner_id.address and o.partner_id.address[0].zip or ''&gt;</text:placeholder></text:p>
                    <text:p text:style-name="MP14"><text:placeholder text:placeholder-type="text">&lt;o.partner_id and o.partner_id.address and o.partner_id.address[0].city or ''&gt;</text:placeholder></text:p>
                    <text:p text:style-name="MP14"><text:placeholder text:placeholder-type="text">&lt;o.partner_id and o.partner_id.address and o.partner_id.address[0].country_id and o.partner_id.address[0].country_id.name or ''&gt;</text:placeholder></text:p>
                    <text:p text:style-name="MP15"/>
                    <text:p text:style-name="MP16"/>
                    <text:p text:style-name="MP17"><text:placeholder text:placeholder-type="text">&lt;if test="o.address_id"&gt;</text:placeholder></text:p>
                    <text:p text:style-name="MP11">Luogo di destinazione</text:p>
                    <text:p text:style-name="MP11"/>
                    <text:p text:style-name="MP18"><text:placeholder text:placeholder-type="text">&lt;o.address_id and o.address_id.street or ''&gt;</text:placeholder> <text:placeholder text:placeholder-type="text">&lt;o.address_id and o.address_id.street2 or ''&gt;</text:placeholder></text:p>
                    <text:p text:style-name="MP17"><text:placeholder text:placeholder-type="text">&lt;o.address_id and o.address_id.zip or ''&gt;</text:placeholder> - <text:placeholder text:placeholder-type="text">&lt;o.address_id and o.address_id.city or ''&gt;</text:placeholder> <text:s/><text:placeholder text:placeholder-type="text">&lt;o.address_id and o.address_id.country_id and o.address_id.country_id.name or ''&gt;</text:placeholder></text:p>
                    <text:p text:style-name="MP17"><text:placeholder text:placeholder-type="text">&lt;/if&gt;</text:placeholder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9"><draw:frame text:anchor-type="paragraph" draw:z-index="0" draw:style-name="Mgr1" draw:text-style-name="MP20" svg:width="2.789cm" svg:height="0.551cm" svg:x="0.679cm" svg:y="-0.325cm"><draw:text-box><text:p><text:span text:style-name="MT6">N° Documento</text:span></text:p></draw:text-box></draw:frame><draw:frame text:anchor-type="paragraph" draw:z-index="1" draw:style-name="Mgr1" draw:text-style-name="MP22" svg:width="2.703cm" svg:height="0.551cm" svg:x="3.454cm" svg:y="-0.325cm"><draw:text-box><text:p text:style-name="MP21"><text:span text:style-name="MT6">Del</text:span></text:p></draw:text-box></draw:frame></text:p>
              <text:p text:style-name="MP23"><text:placeholder text:placeholder-type="text">&lt;o.ddt_number or ''&gt;</text:placeholder></text:p>
            </table:table-cell>
            <table:table-cell table:style-name="Table3.A2" office:value-type="string">
              <text:p text:style-name="MP19"/>
              <text:p text:style-name="MP24"><text:placeholder text:placeholder-type="text">&lt;str(o.ddt_date) and (formatLang(o.ddt_date[0:10], date=True)) or ''&gt;</text:placeholder></text:p>
            </table:table-cell>
            <table:table-cell table:style-name="Table3.A2" office:value-type="string">
              <text:p text:style-name="MP25"><text:placeholder text:placeholder-type="text">&lt;get_selection_item(o,'type')&gt;</text:placeholder></text:p>
            </table:table-cell>
            <table:table-cell table:style-name="Table3.A2" table:number-columns-spanned="2" office:value-type="string">
              <text:p text:style-name="MP26">Cod. Cliente</text:p>
              <text:p text:style-name="MP26"/>
              <text:p text:style-name="MP27"><text:placeholder text:placeholder-type="text">&lt;o.partner_id and o.partner_id.ref or ''&gt;</text:placeholder></text:p>
              <text:p text:style-name="MP28"/>
            </table:table-cell>
            <table:covered-table-cell/>
            <table:table-cell table:style-name="Table3.A2" office:value-type="string">
              <text:p text:style-name="MP29">Numero IVA</text:p>
              <text:p text:style-name="MP29"/>
              <text:p text:style-name="MP30"><text:span text:style-name="MT7"><text:placeholder text:placeholder-type="text">&lt;o.partner_id and o.partner_id.vat or ''&gt;</text:placeholder></text:span><text:span text:style-name="MT7"> </text:span></text:p>
              <text:p text:style-name="MP31"/>
            </table:table-cell>
            <table:table-cell table:style-name="Table3.G2" office:value-type="string">
              <text:p text:style-name="MP26">Pag.</text:p>
              <text:p text:style-name="MP26"/>
              <text:p text:style-name="MP32"><text:page-number text:select-page="current">1</text:page-number>/<text:page-count>1</text:page-count> </text:p>
            </table:table-cell>
          </table:table-row>
        </table:table>
        <text:p text:style-name="MP33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6">Causale del trasporto</text:p>
              <text:p text:style-name="MP26"/>
              <text:p text:style-name="MP34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6">Porto</text:p>
              <text:p text:style-name="MP26"/>
              <text:p text:style-name="MP34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6">Aspetto esteriore dei beni</text:p>
              <text:p text:style-name="MP26"/>
              <text:p text:style-name="MP34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6">Numero colli</text:p>
              <text:p text:style-name="MP26"/>
              <text:p text:style-name="MP35"><text:placeholder text:placeholder-type="text">&lt;o.number_of_packages or ''&gt;</text:placeholder></text:p>
            </table:table-cell>
            <table:table-cell table:style-name="Table6.H1" office:value-type="string">
              <text:p text:style-name="MP26">Peso</text:p>
              <text:p text:style-name="MP26"/>
              <text:p text:style-name="MP34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6">Vettore</text:p>
              <text:p text:style-name="MP36"/>
              <text:p text:style-name="MP37"><text:placeholder text:placeholder-type="text">&lt;o.carrier_id and o.carrier_id.name or ''&gt;</text:placeholder></text:p>
            </table:table-cell>
            <table:table-cell table:style-name="Table6.A2" table:number-columns-spanned="2" office:value-type="string">
              <text:p text:style-name="MP38">Data ritiro </text:p>
              <text:p text:style-name="MP38"/>
              <text:p text:style-name="MP39"><text:placeholder text:placeholder-type="text">&lt;if test="str(o.date_done)"&gt;</text:placeholder></text:p>
              <text:p text:style-name="MP40"><text:placeholder text:placeholder-type="text">&lt;(formatLang(o.date_done[0:10], date=True)) or ''&gt;</text:placeholder></text:p>
              <text:p text:style-name="MP39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6">Ora ritiro</text:p>
              <text:p text:style-name="MP26"/>
              <text:p text:style-name="MP41"><text:span text:style-name="MT8"><text:placeholder text:placeholder-type="text">&lt;if test='str(o.date_done)'&gt;</text:placeholder></text:span><text:placeholder text:placeholder-type="text">&lt;(o.date_done[10:]) or ''&gt;</text:placeholder><text:span text:style-name="MT8"><text:placeholder text:placeholder-type="text">&lt;/if&gt;</text:placeholder></text:span></text:p>
            </table:table-cell>
            <table:table-cell table:style-name="Table6.E2" table:number-columns-spanned="4" office:value-type="string">
              <text:p text:style-name="MP26">Note</text:p>
              <text:p text:style-name="MP42"/>
              <text:p text:style-name="MP3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6">Firma vettore</text:p>
              <text:p text:style-name="MP42"/>
              <text:p text:style-name="MP42"/>
            </table:table-cell>
            <table:covered-table-cell/>
            <table:table-cell table:style-name="Table6.A2" table:number-columns-spanned="3" office:value-type="string">
              <text:p text:style-name="MP29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9">Firma destinatario</text:p>
            </table:table-cell>
            <table:covered-table-cell/>
            <table:covered-table-cell/>
          </table:table-row>
        </table:table>
        <text:p text:style-name="MP4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5-06T15:19:39</dc:date>
    <meta:editing-duration>PT48H39M38S</meta:editing-duration>
    <meta:editing-cycles>313</meta:editing-cycles>
    <meta:generator>OpenOffice.org/3.2$Linux OpenOffice.org_project/320m19$Build-9505</meta:generator>
    <dc:creator>elbati </dc:creator>
    <meta:document-statistic meta:table-count="5" meta:image-count="0" meta:object-count="0" meta:page-count="1" meta:paragraph-count="62" meta:word-count="242" meta:character-count="2565"/>
    <meta:user-defined meta:name="Info 1">http://localhost:8069</meta:user-defined>
    <meta:user-defined meta:name="Info 2"/>
    <meta:user-defined meta:name="Info 3"/>
    <meta:user-defined meta:name="Info 4"/>
  </office:meta>
</office:document-meta>
</file>